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4.8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DC – matriz de decisã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opósito(2)</text:p>
          </table:table-cell>
          <table:table-cell office:value-type="string" calcext:value-type="string">
            <text:p>Status(5)</text:p>
          </table:table-cell>
          <table:table-cell office:value-type="string" calcext:value-type="string">
            <text:p>Produto vendido(3)</text:p>
          </table:table-cell>
          <table:table-cell office:value-type="string" calcext:value-type="string">
            <text:p>Salário(5)</text:p>
          </table:table-cell>
          <table:table-cell office:value-type="string" calcext:value-type="string">
            <text:p>Progressão na carreira(3)</text:p>
          </table:table-cell>
          <table:table-cell office:value-type="string" calcext:value-type="string">
            <text:p>Ambiente amigável(4)</text:p>
          </table:table-cell>
          <table:table-cell office:value-type="string" calcext:value-type="string">
            <text:p>Equilibrio pessoal x profissional(5)</text:p>
          </table:table-cell>
          <table:table-cell office:value-type="string" calcext:value-type="string">
            <text:p>Viagem(3)</text:p>
          </table:table-cell>
          <table:table-cell office:value-type="string" calcext:value-type="string">
            <text:p>Poder fazer várias coisas (5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rmalizaçã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4:.J4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X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*[.B4]+[.C5]*[.C4]+[.D5]*[.D4]+[.E5]*[.E4]+[.F5]*[.F4]+[.G5]*[.G4]+[.H5]*[.H4]+[.I5]*[.I4]+[.J5]*[.J4]" office:value-type="float" office:value="122" calcext:value-type="float">
            <text:p>122</text:p>
          </table:table-cell>
          <table:table-cell table:formula="of:=[.K5]/[.K4]" office:value-type="float" office:value="3.48571428571429" calcext:value-type="float">
            <text:p>3,48571428571429</text:p>
          </table:table-cell>
        </table:table-row>
        <table:table-row table:style-name="ro1">
          <table:table-cell office:value-type="string" calcext:value-type="string">
            <text:p>JS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6]*[.B4]+[.C6]*[.C4]+[.D6]*[.D4]+[.E6]*[.E4]+[.F6]*[.F4]+[.G6]*[.G4]+[.H6]*[.H4]+[.I6]*[.I4]+[.J6]*[.J4]" office:value-type="float" office:value="104" calcext:value-type="float">
            <text:p>104</text:p>
          </table:table-cell>
          <table:table-cell table:formula="of:=[.K6]/[.K4]" office:value-type="float" office:value="2.97142857142857" calcext:value-type="float">
            <text:p>2,9714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4:04:46.453860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4:18:54.464538564</meta:creation-date>
    <dc:date>2022-01-05T14:41:28.651916061</dc:date>
    <meta:editing-duration>PT1H25M25S</meta:editing-duration>
    <meta:editing-cycles>2</meta:editing-cycles>
    <meta:generator>LibreOffice/6.4.7.2$Linux_X86_64 LibreOffice_project/40$Build-2</meta:generator>
    <meta:document-statistic meta:table-count="1" meta:cell-count="46" meta:object-count="0"/>
  </office:meta>
</office:document-meta>
</file>